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stimate wee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er des textur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ion des collisio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5"/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par défaut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/>
          <table:table-cell table:style-name="ce2" office:value-type="string" calcext:value-type="string">
            <text:p>In progre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à l’aide d’un fichier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/>
          <table:table-cell table:style-name="ce2" office:value-type="string" calcext:value-type="string">
            <text:p>To 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en fonction du niveau sélectionn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u trés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pièg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’effets magiqu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passages secret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monstre (entités avec points de vie, points d’attaque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 monstres se déplacent aléatoirem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 monstres se déplacent intelligemmen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fantômes (monstre qui traversent les murs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’un héros qui peut se déplac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héros attaque des monstres adjacent à lu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héros peut être attaqué par des monstres adjac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faire une nouvelle part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perd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gagn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61">
          <table:table-cell table:number-columns-repeated="1024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35:49.725497472</meta:creation-date>
    <dc:date>2018-10-12T09:20:50.957043844</dc:date>
    <meta:editing-duration>PT3M15S</meta:editing-duration>
    <meta:editing-cycles>1</meta:editing-cycles>
    <meta:document-statistic meta:table-count="1" meta:cell-count="43" meta:object-count="0"/>
    <meta:generator>LibreOffice/5.2.0.4$Linux_X86_64 LibreOffice_project/20m0$Build-4</meta:generator>
  </office:meta>
</office:document-meta>
</file>